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88.2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Script Name</text:p>
          </table:table-cell>
          <table:table-cell office:value-type="string" calcext:value-type="string">
            <text:p>Output File Name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</text:p>
          </table:table-cell>
          <table:table-cell office:value-type="string" calcext:value-type="string">
            <text:p>Public Leaderboard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anic Using Keras.ipynb</text:p>
          </table:table-cell>
          <table:table-cell office:value-type="string" calcext:value-type="string">
            <text:p>r_cubo_result.csv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6076" calcext:value-type="float">
            <text:p>0.76076</text:p>
          </table:table-cell>
          <table:table-cell office:value-type="string" calcext:value-type="string">
            <text:p>Based on code by RCubo - <text:a xlink:href="https://github.com/RCubo/Titanic-Keras/blob/master/titanic_keras.py" xlink:type="simple">https://github.com/RCubo/Titanic-Keras/blob/master/titanic_keras.py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tanic Using Keras 2.ipynb</text:p>
          </table:table-cell>
          <table:table-cell office:value-type="string" calcext:value-type="string">
            <text:p>titanic_keras2.csv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77033" calcext:value-type="float">
            <text:p>0.77033</text:p>
          </table:table-cell>
          <table:table-cell office:value-type="string" calcext:value-type="string">
            <text:p>Based on a code by : <text:a xlink:href="https://www.kaggle.com/cstahl12/titanic-with-keras" xlink:type="simple">https://www.kaggle.com/cstahl12/titanic-with-kera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2:03:39.041309442</meta:creation-date>
    <dc:date>2017-09-23T15:40:11.458283325</dc:date>
    <meta:editing-duration>PT3H36M32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